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Consolas1" svg:font-family="Consolas, Menlo, Monaco, 'Lucida Console', 'Liberation Mono', 'DejaVu Sans Mono', 'Bitstream Vera Sans Mono', 'Courier New', monospace, sans-serif"/>
    <style:font-face style:name="Lato" svg:font-family="Lato, proxima-nova, 'Helvetica Neue', Arial, sans-serif"/>
    <style:font-face style:name="Lohit Devanagari1" svg:font-family="'Lohit Devanagari'"/>
    <style:font-face style:name="Noto Sans" svg:font-family="'Noto Sans', 'Helvetica Neue', 'Segoe UI', Helvetica, Verdana, Arial, sans-serif"/>
    <style:font-face style:name="Roboto Slab" svg:font-family="'Roboto Slab', ff-tisa-web-pro, Georgia, Arial, sans-serif"/>
    <style:font-face style:name="Roboto" svg:font-family="Roboto, Arial, sans-serif"/>
    <style:font-face style:name="apple-system" svg:font-family="apple-system, BlinkMacSystemFont, 'Segoe UI', Helvetica, Arial, sans-serif, 'Apple Color Emoji', 'Segoe UI Emoji', 'Segoe UI Symbol'"/>
    <style:font-face style:name="inherit" svg:font-family="inherit"/>
    <style:font-face style:name="monospace" svg:font-family="monospace"/>
    <style:font-face style:name="proxima-nova" svg:font-family="proxima-nov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0306c"/>
    </style:style>
    <style:style style:name="P2" style:family="paragraph" style:parent-style-name="Text_20_body">
      <style:text-properties officeooo:rsid="00150c52" officeooo:paragraph-rsid="00150c52"/>
    </style:style>
    <style:style style:name="P3" style:family="paragraph" style:parent-style-name="Text_20_body">
      <style:text-properties fo:font-variant="normal" fo:text-transform="none" fo:color="#0a0a0a" style:font-name="Roboto" fo:font-size="10.5pt" fo:letter-spacing="normal" fo:font-style="normal" fo:font-weight="normal" officeooo:rsid="00150c52" officeooo:paragraph-rsid="0015cc67"/>
    </style:style>
    <style:style style:name="P4" style:family="paragraph" style:parent-style-name="Text_20_body">
      <style:text-properties fo:font-variant="normal" fo:text-transform="none" fo:color="#0a0a0a" style:font-name="Roboto" fo:font-size="10.5pt" fo:letter-spacing="normal" fo:font-style="normal" fo:font-weight="normal" officeooo:rsid="00150c52" officeooo:paragraph-rsid="003a6471"/>
    </style:style>
    <style:style style:name="P5" style:family="paragraph" style:parent-style-name="Text_20_body">
      <style:text-properties fo:font-variant="normal" fo:text-transform="none" fo:color="#24292e" style:font-name="apple-system" fo:font-size="12pt" fo:letter-spacing="normal" fo:font-style="normal" fo:font-weight="normal" officeooo:rsid="00150c52" officeooo:paragraph-rsid="0015cc67"/>
    </style:style>
    <style:style style:name="P6" style:family="paragraph" style:parent-style-name="Text_20_body">
      <style:text-properties fo:font-variant="normal" fo:text-transform="none" fo:color="#24292e" style:font-name="apple-system" fo:font-size="12pt" fo:letter-spacing="normal" fo:font-style="normal" fo:font-weight="normal" officeooo:rsid="001a2f58" officeooo:paragraph-rsid="001a2f58"/>
    </style:style>
    <style:style style:name="P7" style:family="paragraph" style:parent-style-name="Text_20_body">
      <style:text-properties fo:font-variant="normal" fo:text-transform="none" fo:color="#24292e" style:font-name="apple-system" fo:font-size="12pt" fo:letter-spacing="normal" fo:font-style="normal" fo:font-weight="normal" officeooo:rsid="001b40a2" officeooo:paragraph-rsid="001b40a2"/>
    </style:style>
    <style:style style:name="P8" style:family="paragraph" style:parent-style-name="Text_20_body">
      <style:text-properties fo:font-variant="normal" fo:text-transform="none" fo:color="#24292e" style:font-name="apple-system" fo:font-size="12pt" fo:letter-spacing="normal" fo:font-style="normal" fo:font-weight="normal" officeooo:rsid="001e9b66" officeooo:paragraph-rsid="001e9b66"/>
    </style:style>
    <style:style style:name="P9" style:family="paragraph" style:parent-style-name="Text_20_body">
      <style:text-properties fo:font-variant="normal" fo:text-transform="none" fo:color="#24292e" style:font-name="apple-system" fo:font-size="12pt" fo:letter-spacing="normal" fo:font-style="normal" fo:font-weight="normal" officeooo:rsid="0028adbb" officeooo:paragraph-rsid="0028adbb"/>
    </style:style>
    <style:style style:name="P10" style:family="paragraph" style:parent-style-name="Text_20_body">
      <style:text-properties fo:font-variant="normal" fo:text-transform="none" fo:color="#3a3a3a" style:font-name="monospace" fo:font-size="10.5pt" fo:letter-spacing="normal" fo:font-style="normal" fo:font-weight="normal" officeooo:rsid="001a2f58" officeooo:paragraph-rsid="001a2f58"/>
    </style:style>
    <style:style style:name="P11" style:family="paragraph" style:parent-style-name="Text_20_body">
      <style:text-properties fo:font-variant="normal" fo:text-transform="none" fo:color="#3a3a3a" style:font-name="monospace" fo:font-size="10.5pt" fo:letter-spacing="normal" fo:font-style="normal" fo:font-weight="normal" officeooo:rsid="001e9b66" officeooo:paragraph-rsid="001e9b66"/>
    </style:style>
    <style:style style:name="P12" style:family="paragraph" style:parent-style-name="Text_20_body">
      <style:text-properties fo:font-variant="normal" fo:text-transform="none" fo:color="#404040" style:font-name="Lato" fo:font-size="12pt" fo:letter-spacing="normal" fo:font-style="normal" fo:font-weight="normal" style:font-size-asian="12pt" style:font-size-complex="12pt"/>
    </style:style>
    <style:style style:name="P13" style:family="paragraph" style:parent-style-name="Text_20_body">
      <style:text-properties officeooo:rsid="002a08b5" officeooo:paragraph-rsid="002a08b5"/>
    </style:style>
    <style:style style:name="P14" style:family="paragraph" style:parent-style-name="Text_20_body">
      <style:text-properties officeooo:rsid="002b9752" officeooo:paragraph-rsid="002b9752"/>
    </style:style>
    <style:style style:name="P15" style:family="paragraph" style:parent-style-name="Text_20_body">
      <style:text-properties officeooo:rsid="002d4093" officeooo:paragraph-rsid="002d4093"/>
    </style:style>
    <style:style style:name="P16" style:family="paragraph" style:parent-style-name="Text_20_body">
      <style:text-properties officeooo:rsid="002f06c4" officeooo:paragraph-rsid="002f06c4"/>
    </style:style>
    <style:style style:name="P17" style:family="paragraph" style:parent-style-name="Text_20_body">
      <style:text-properties officeooo:rsid="00302388" officeooo:paragraph-rsid="00302388"/>
    </style:style>
    <style:style style:name="P18" style:family="paragraph" style:parent-style-name="Text_20_body">
      <style:text-properties officeooo:rsid="00327f8b" officeooo:paragraph-rsid="00327f8b"/>
    </style:style>
    <style:style style:name="P19" style:family="paragraph" style:parent-style-name="Text_20_body">
      <style:text-properties fo:font-weight="bold" officeooo:rsid="00327f8b" officeooo:paragraph-rsid="00327f8b" style:font-weight-asian="bold" style:font-weight-complex="bold"/>
    </style:style>
    <style:style style:name="P20" style:family="paragraph" style:parent-style-name="Text_20_body">
      <style:text-properties fo:font-weight="bold" officeooo:rsid="00365956" officeooo:paragraph-rsid="00365956" style:font-weight-asian="bold" style:font-weight-complex="bold"/>
    </style:style>
    <style:style style:name="P21" style:family="paragraph" style:parent-style-name="Text_20_body">
      <style:text-properties officeooo:rsid="00362471" officeooo:paragraph-rsid="00362471"/>
    </style:style>
    <style:style style:name="P22" style:family="paragraph" style:parent-style-name="Text_20_body">
      <style:text-properties officeooo:rsid="00365956" officeooo:paragraph-rsid="00365956"/>
    </style:style>
    <style:style style:name="P23" style:family="paragraph" style:parent-style-name="Text_20_body">
      <style:paragraph-properties fo:margin-left="0cm" fo:margin-right="0cm" fo:text-align="start" style:justify-single-word="false" fo:orphans="2" fo:widows="2" fo:text-indent="0cm" style:auto-text-indent="false"/>
    </style:style>
    <style:style style:name="P2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e94849" style:font-name="monospace" fo:font-size="10.5pt" fo:letter-spacing="normal" fo:font-style="normal" fo:font-weight="normal"/>
    </style:style>
    <style:style style:name="P2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26"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style>
    <style:style style:name="P27" style:family="paragraph" style:parent-style-name="Text_20_body">
      <style:paragraph-properties fo:margin-left="0cm" fo:margin-right="0cm" fo:margin-top="0cm" fo:margin-bottom="0cm" loext:contextual-spacing="false" style:line-height-at-least="0.582cm" fo:orphans="2" fo:widows="2" fo:text-indent="0cm" style:auto-text-indent="false" fo:padding="0cm" fo:border="none"/>
      <style:text-properties officeooo:paragraph-rsid="00296642"/>
    </style:style>
    <style:style style:name="P28" style:family="paragraph" style:parent-style-name="Preformatted_20_Text">
      <style:paragraph-properties fo:margin-left="0cm" fo:margin-right="0cm" fo:margin-top="0cm" fo:margin-bottom="0cm" loext:contextual-spacing="false" style:line-height-at-least="0.582cm" fo:orphans="2" fo:widows="2" fo:text-indent="0cm" style:auto-text-indent="false" fo:padding="0cm" fo:border="none"/>
      <style:text-properties officeooo:paragraph-rsid="00296642"/>
    </style:style>
    <style:style style:name="P29" style:family="paragraph" style:parent-style-name="Preformatted_20_Text">
      <style:paragraph-properties fo:margin-left="0cm" fo:margin-right="0cm" fo:margin-top="0cm" fo:margin-bottom="0cm" loext:contextual-spacing="false" style:line-height-at-least="0.582cm" fo:orphans="2" fo:widows="2" fo:text-indent="0cm" style:auto-text-indent="false"/>
    </style:style>
    <style:style style:name="P30" style:family="paragraph" style:parent-style-name="Text_20_body">
      <style:paragraph-properties fo:margin-left="0cm" fo:margin-right="0cm" fo:margin-top="0cm" fo:margin-bottom="0.582cm" loext:contextual-spacing="false" style:line-height-at-least="0.582cm" fo:orphans="2" fo:widows="2" fo:text-indent="0cm" style:auto-text-indent="false" fo:padding="0cm" fo:border="none"/>
    </style:style>
    <style:style style:name="P31" style:family="paragraph" style:parent-style-name="Text_20_body">
      <style:paragraph-properties fo:margin-left="0cm" fo:margin-right="0cm" fo:margin-top="0cm" fo:margin-bottom="0.582cm" loext:contextual-spacing="false" fo:orphans="2" fo:widows="2" fo:text-indent="0cm" style:auto-text-indent="false" fo:padding="0cm" fo:border="none"/>
      <style:text-properties fo:font-variant="normal" fo:text-transform="none" fo:color="#000000" style:font-name="proxima-nova" fo:font-size="12pt" fo:letter-spacing="normal" fo:font-style="normal" fo:font-weight="normal"/>
    </style:style>
    <style:style style:name="P32" style:family="paragraph" style:parent-style-name="Preformatted_20_Text">
      <style:text-properties fo:font-variant="normal" fo:text-transform="none" fo:color="#3a3a3a" style:font-name="monospace" fo:font-size="10.5pt" fo:letter-spacing="normal" fo:font-style="normal" fo:font-weight="normal" officeooo:rsid="001e9b66" officeooo:paragraph-rsid="001e9b66"/>
    </style:style>
    <style:style style:name="P33" style:family="paragraph" style:parent-style-name="Preformatted_20_Text">
      <style:text-properties fo:font-variant="normal" fo:text-transform="none" fo:color="#24292e" style:font-name="apple-system" fo:font-size="12pt" fo:letter-spacing="normal" fo:font-style="normal" fo:font-weight="normal" officeooo:rsid="001b40a2" officeooo:paragraph-rsid="001b40a2"/>
    </style:style>
    <style:style style:name="P34" style:family="paragraph" style:parent-style-name="Text_20_body" style:list-style-name="L3">
      <style:text-properties officeooo:rsid="002f06c4" officeooo:paragraph-rsid="002f06c4"/>
    </style:style>
    <style:style style:name="P35" style:family="paragraph" style:parent-style-name="Text_20_body" style:list-style-name="L4">
      <style:text-properties officeooo:rsid="00365956" officeooo:paragraph-rsid="00365956"/>
    </style:style>
    <style:style style:name="P36" style:family="paragraph" style:parent-style-name="Text_20_body">
      <style:text-properties fo:font-variant="normal" fo:text-transform="none" fo:color="#0a0a0a" style:font-name="Roboto" fo:font-size="10.5pt" fo:letter-spacing="normal" fo:font-style="normal" fo:font-weight="normal" officeooo:rsid="00150c52" officeooo:paragraph-rsid="003a6471"/>
    </style:style>
    <style:style style:name="P37" style:family="paragraph" style:parent-style-name="Text_20_body">
      <style:text-properties fo:font-variant="normal" fo:text-transform="none" fo:color="#0a0a0a" style:font-name="Roboto" fo:font-size="10.5pt" fo:letter-spacing="normal" fo:font-style="normal" fo:font-weight="bold" officeooo:rsid="003ebf60" officeooo:paragraph-rsid="003ebf60" style:font-weight-asian="bold" style:font-weight-complex="bold"/>
    </style:style>
    <style:style style:name="P38" style:family="paragraph" style:parent-style-name="Text_20_body">
      <style:text-properties fo:font-variant="normal" fo:text-transform="none" fo:color="#111111" fo:letter-spacing="normal" officeooo:paragraph-rsid="003ebf60"/>
    </style:style>
    <style:style style:name="P39" style:family="paragraph" style:parent-style-name="Text_20_body">
      <style:text-properties fo:font-variant="normal" fo:text-transform="none" fo:color="#111111" fo:letter-spacing="normal" officeooo:paragraph-rsid="003ece18"/>
    </style:style>
    <style:style style:name="P40" style:family="paragraph" style:parent-style-name="Text_20_body">
      <style:text-properties fo:font-variant="normal" fo:text-transform="none" fo:color="#111111" fo:letter-spacing="normal" officeooo:rsid="003ece18" officeooo:paragraph-rsid="003ece18"/>
    </style:style>
    <style:style style:name="P41" style:family="paragraph" style:parent-style-name="Text_20_body">
      <style:text-properties fo:font-variant="normal" fo:text-transform="none" fo:color="#111111" fo:letter-spacing="normal" officeooo:paragraph-rsid="003f8096"/>
    </style:style>
    <style:style style:name="P42" style:family="paragraph" style:parent-style-name="Text_20_body">
      <style:text-properties fo:font-variant="normal" fo:text-transform="none" fo:color="#111111" fo:letter-spacing="normal" fo:font-weight="bold" officeooo:rsid="003ece18" officeooo:paragraph-rsid="003ece18" style:font-weight-asian="bold" style:font-weight-complex="bold"/>
    </style:style>
    <style:style style:name="P43" style:family="paragraph" style:parent-style-name="Text_20_body">
      <style:text-properties fo:font-variant="normal" fo:text-transform="none" fo:color="#111111" fo:letter-spacing="normal" fo:font-weight="bold" officeooo:paragraph-rsid="003ece18" style:font-weight-asian="bold" style:font-weight-complex="bold"/>
    </style:style>
    <style:style style:name="P44"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45" style:family="paragraph" style:parent-style-name="Text_20_body" style:list-style-name="L2">
      <style:paragraph-properties fo:margin-left="0cm" fo:margin-right="0cm" fo:margin-top="0cm" fo:margin-bottom="0cm" loext:contextual-spacing="false" style:line-height-at-least="0.582cm" fo:orphans="2" fo:widows="2" fo:text-indent="0cm" style:auto-text-indent="false" fo:padding="0cm" fo:border="none"/>
    </style:style>
    <style:style style:name="T1" style:family="text">
      <style:text-properties fo:font-variant="normal" fo:text-transform="none" fo:color="#1c1c1c" style:font-name="Noto Sans" fo:font-size="10.5pt" fo:letter-spacing="normal" fo:font-style="normal" fo:font-weight="normal"/>
    </style:style>
    <style:style style:name="T2" style:family="text">
      <style:text-properties fo:font-variant="normal" fo:text-transform="none" fo:color="#1c1c1c" style:font-name="Noto Sans" fo:font-size="10.5pt" fo:letter-spacing="normal" fo:font-style="normal" fo:font-weight="normal" officeooo:rsid="0010306c"/>
    </style:style>
    <style:style style:name="T3" style:family="text">
      <style:text-properties fo:font-variant="normal" fo:text-transform="none" fo:color="#005ba1" style:font-name="Noto Sans" fo:font-size="10.5pt" fo:letter-spacing="normal" fo:font-style="normal" style:text-underline-style="solid" style:text-underline-width="auto" style:text-underline-color="font-color" fo:font-weight="normal" loext:padding="0cm" loext:border="none"/>
    </style:style>
    <style:style style:name="T4" style:family="text">
      <style:text-properties fo:font-variant="normal" fo:text-transform="none" fo:color="#404040" style:font-name="Roboto Slab" fo:font-size="12pt" fo:letter-spacing="normal" fo:font-style="normal" fo:font-weight="bold" style:font-size-asian="12pt" style:font-size-complex="12pt"/>
    </style:style>
    <style:style style:name="T5" style:family="text">
      <style:text-properties fo:font-variant="normal" fo:text-transform="none" fo:color="#404040" style:font-name="Lato" fo:font-size="12pt" fo:letter-spacing="normal" fo:font-style="normal" fo:font-weight="normal"/>
    </style:style>
    <style:style style:name="T6" style:family="text">
      <style:text-properties fo:font-variant="normal" fo:text-transform="none" fo:color="#404040" style:font-name="Lato" fo:font-size="12pt" fo:letter-spacing="normal" fo:font-style="normal" fo:font-weight="normal" style:font-size-asian="12pt" style:font-size-complex="12pt"/>
    </style:style>
    <style:style style:name="T7"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style:font-size-asian="12pt" style:font-size-complex="12pt"/>
    </style:style>
    <style:style style:name="T8" style:family="text">
      <style:text-properties fo:font-variant="normal" fo:text-transform="none" fo:color="#3a3a3a" style:font-name="monospace" fo:font-size="10.5pt" fo:letter-spacing="normal" fo:font-style="normal" fo:font-weight="normal"/>
    </style:style>
    <style:style style:name="T9" style:family="text">
      <style:text-properties fo:font-variant="normal" fo:text-transform="none" fo:color="#3a3a3a" fo:font-size="10.5pt" fo:letter-spacing="normal" fo:font-style="normal" fo:font-weight="normal" fo:background-color="transparent" loext:char-shading-value="0" loext:padding="0cm" loext:border="none"/>
    </style:style>
    <style:style style:name="T10" style:family="text">
      <style:text-properties fo:font-variant="normal" fo:text-transform="none" fo:color="#e94849" style:font-name="monospace" fo:font-size="10.5pt" fo:letter-spacing="normal" fo:font-style="normal" fo:font-weight="normal"/>
    </style:style>
    <style:style style:name="T11" style:family="text">
      <style:text-properties fo:font-variant="normal" fo:text-transform="none" fo:color="#e94849" fo:font-size="10.5pt" fo:letter-spacing="normal" fo:font-style="normal" fo:font-weight="normal" fo:background-color="transparent" loext:char-shading-value="0" loext:padding="0cm" loext:border="none"/>
    </style:style>
    <style:style style:name="T12" style:family="text">
      <style:text-properties fo:font-variant="normal" fo:text-transform="none" fo:color="#000000" style:font-name="proxima-nova" fo:font-size="12pt" fo:letter-spacing="normal" fo:font-style="normal" fo:font-weight="normal"/>
    </style:style>
    <style:style style:name="T13" style:family="text">
      <style:text-properties fo:font-variant="normal" fo:text-transform="none" fo:color="#000000" style:font-name="proxima-nova" fo:font-size="11.25pt" fo:letter-spacing="normal" fo:font-style="normal" fo:font-weight="normal" loext:padding="0cm" loext:border="none"/>
    </style:style>
    <style:style style:name="T14" style:family="text">
      <style:text-properties fo:font-variant="normal" fo:text-transform="none" fo:color="#000000" style:font-name="proxima-nova" fo:font-size="11.25pt" fo:letter-spacing="normal" fo:font-style="normal" fo:font-weight="normal" officeooo:rsid="00296642" loext:padding="0cm" loext:border="none"/>
    </style:style>
    <style:style style:name="T15" style:family="text">
      <style:text-properties fo:font-variant="normal" fo:text-transform="none" fo:color="#000000" style:font-name="proxima-nova" fo:font-size="11.25pt" fo:letter-spacing="normal" fo:font-style="normal" fo:font-weight="normal" officeooo:rsid="002b1f89" loext:padding="0cm" loext:border="none"/>
    </style:style>
    <style:style style:name="T16" style:family="text">
      <style:text-properties fo:font-variant="normal" fo:text-transform="none" fo:color="#0a0a0a" style:font-name="Roboto" fo:font-size="10.5pt" fo:letter-spacing="normal" fo:font-style="normal" fo:font-weight="normal" officeooo:rsid="00296642" loext:padding="0cm" loext:border="none"/>
    </style:style>
    <style:style style:name="T17" style:family="text">
      <style:text-properties fo:font-variant="normal" fo:text-transform="none" fo:color="#333333" style:font-name="Consolas" fo:font-size="12pt" fo:letter-spacing="normal" fo:font-style="normal" fo:font-weight="normal" officeooo:rsid="00296642" loext:padding="0cm" loext:border="none"/>
    </style:style>
    <style:style style:name="T18" style:family="text">
      <style:text-properties fo:font-variant="normal" fo:text-transform="none" fo:color="#303336" style:font-name="inherit" fo:font-size="9.75pt" fo:letter-spacing="normal" fo:font-style="normal" fo:font-weight="normal" officeooo:rsid="00296642" fo:background-color="#eff0f1" loext:char-shading-value="0" loext:padding="0cm" loext:border="none"/>
    </style:style>
    <style:style style:name="T19" style:family="text">
      <style:text-properties fo:font-variant="normal" fo:text-transform="none" fo:color="#7d2727" style:font-name="inherit" fo:font-size="9.75pt" fo:letter-spacing="normal" fo:font-style="normal" fo:font-weight="normal" officeooo:rsid="00296642" fo:background-color="#eff0f1" loext:char-shading-value="0" loext:padding="0cm" loext:border="none"/>
    </style:style>
    <style:style style:name="T20" style:family="text">
      <style:text-properties officeooo:rsid="0010ab22"/>
    </style:style>
    <style:style style:name="T21" style:family="text">
      <style:text-properties officeooo:rsid="00150c52"/>
    </style:style>
    <style:style style:name="T22" style:family="text">
      <style:text-properties fo:color="#3a3a3a"/>
    </style:style>
    <style:style style:name="T23" style:family="text">
      <style:text-properties fo:color="#3a3a3a" style:font-name="monospace" fo:font-size="10.5pt"/>
    </style:style>
    <style:style style:name="T24" style:family="text">
      <style:text-properties fo:color="#e94849" style:font-name="monospace" fo:font-size="10.5pt"/>
    </style:style>
    <style:style style:name="T25" style:family="text">
      <style:text-properties fo:background-color="transparent" loext:char-shading-value="0" loext:padding="0cm" loext:border="none"/>
    </style:style>
    <style:style style:name="T26" style:family="text">
      <style:text-properties fo:color="#000000" style:font-name="proxima-nova"/>
    </style:style>
    <style:style style:name="T27" style:family="text">
      <style:text-properties fo:color="#000000" style:font-name="proxima-nova" fo:font-size="11.25pt" loext:padding="0cm" loext:border="none"/>
    </style:style>
    <style:style style:name="T28" style:family="text">
      <style:text-properties fo:color="#242729" style:font-name="Consolas1" fo:font-size="9.75pt" fo:background-color="#eff0f1" loext:char-shading-value="0" loext:padding="0cm" loext:border="none"/>
    </style:style>
    <style:style style:name="T29" style:family="text">
      <style:text-properties officeooo:rsid="00244921"/>
    </style:style>
    <style:style style:name="T30" style:family="text">
      <style:text-properties officeooo:rsid="002516d8"/>
    </style:style>
    <style:style style:name="T31" style:family="text">
      <style:text-properties officeooo:rsid="0026ef89"/>
    </style:style>
    <style:style style:name="T32" style:family="text">
      <style:text-properties officeooo:rsid="002f06c4"/>
    </style:style>
    <style:style style:name="T33" style:family="text">
      <style:text-properties fo:font-weight="bold" style:font-weight-asian="bold" style:font-weight-complex="bold"/>
    </style:style>
    <style:style style:name="T34" style:family="text">
      <style:text-properties fo:font-weight="bold" officeooo:rsid="00327f8b" style:font-weight-asian="bold" style:font-weight-complex="bold"/>
    </style:style>
    <style:style style:name="T35" style:family="text">
      <style:text-properties officeooo:rsid="003a6471"/>
    </style:style>
    <style:style style:name="T36" style:family="text">
      <style:text-properties fo:color="#404040"/>
    </style:style>
    <style:style style:name="T37" style:family="text">
      <style:text-properties fo:color="#404040" style:font-name="Lato" fo:font-size="12pt"/>
    </style:style>
    <style:style style:name="T38" style:family="text">
      <style:text-properties fo:color="#404040" style:font-name="Lato" fo:font-size="12pt" fo:font-weight="bold"/>
    </style:style>
    <style:style style:name="T39" style:family="text">
      <style:text-properties fo:color="#404040" style:font-name="Lato" fo:font-size="12pt" fo:font-weight="bold" style:font-weight-asian="bold" style:font-name-complex="Roboto" style:font-size-complex="10.5pt" style:font-style-complex="normal" style:font-weight-complex="bold"/>
    </style:style>
    <style:style style:name="T40" style:family="text">
      <style:text-properties fo:color="#404040" style:font-name="Lato" fo:font-size="12pt" fo:font-weight="bold" officeooo:rsid="004042b6" style:font-weight-asian="bold" style:font-name-complex="Roboto" style:font-size-complex="10.5pt" style:font-style-complex="normal" style:font-weight-complex="bold"/>
    </style:style>
    <style:style style:name="T41" style:family="text">
      <style:text-properties fo:color="#404040" style:font-name="Lato" fo:font-size="12pt" fo:font-weight="bold" officeooo:rsid="003f8096" style:font-weight-asian="bold" style:font-name-complex="Roboto" style:font-size-complex="10.5pt" style:font-style-complex="normal" style:font-weight-complex="bold"/>
    </style:style>
    <style:style style:name="T42" style:family="text">
      <style:text-properties fo:color="#404040" style:font-name="Lato" fo:font-size="12pt" style:font-name-complex="Roboto" style:font-size-complex="10.5pt" style:font-style-complex="normal" style:font-weight-complex="normal"/>
    </style:style>
    <style:style style:name="T43" style:family="text">
      <style:text-properties fo:color="#404040" style:font-name="Lato" fo:font-size="12pt" officeooo:rsid="003f8096" style:font-name-complex="Roboto" style:font-size-complex="10.5pt" style:font-style-complex="normal" style:font-weight-complex="normal"/>
    </style:style>
    <style:style style:name="T44" style:family="text">
      <style:text-properties fo:color="#404040" style:font-name="Lato" fo:font-size="12pt" officeooo:rsid="004042b6" style:font-name-complex="Roboto" style:font-size-complex="10.5pt" style:font-style-complex="normal" style:font-weight-complex="normal"/>
    </style:style>
    <style:style style:name="T45" style:family="text">
      <style:text-properties fo:color="#404040" style:font-name="Lato" fo:font-size="12pt" fo:font-style="normal" fo:font-weight="normal" officeooo:rsid="003ebf60" style:font-name-complex="Roboto" style:font-size-complex="10.5pt" style:font-style-complex="normal" style:font-weight-complex="normal"/>
    </style:style>
    <style:style style:name="T46" style:family="text">
      <style:text-properties fo:color="#404040" style:font-name="Roboto" fo:font-size="10.5pt" fo:font-style="normal" fo:font-weight="normal" style:font-name-complex="Roboto" style:font-size-complex="10.5pt" style:font-style-complex="normal" style:font-weight-complex="normal"/>
    </style:style>
    <style:style style:name="T47" style:family="text">
      <style:text-properties fo:color="#404040" style:font-name="Roboto" fo:font-size="10.5pt" fo:font-style="normal" fo:font-weight="normal" officeooo:rsid="003ece18" style:font-name-complex="Roboto" style:font-size-complex="10.5pt" style:font-style-complex="normal" style:font-weight-complex="normal"/>
    </style:style>
    <style:style style:name="T48" style:family="text">
      <style:text-properties fo:color="#404040" style:font-name="Roboto" fo:font-size="10.5pt" fo:font-style="normal" fo:font-weight="normal" officeooo:rsid="003f8096" style:font-name-complex="Roboto" style:font-size-complex="10.5pt" style:font-style-complex="normal" style:font-weight-complex="normal"/>
    </style:style>
    <style:style style:name="T49" style:family="text">
      <style:text-properties fo:color="#404040" style:font-name="Roboto" fo:font-size="10.5pt" fo:font-style="normal" fo:font-weight="normal" officeooo:rsid="004042b6" style:font-name-complex="Roboto" style:font-size-complex="10.5pt" style:font-style-complex="normal" style:font-weight-complex="normal"/>
    </style:style>
    <style:style style:name="T50" style:family="text">
      <style:text-properties fo:color="#404040" style:font-name="Roboto" fo:font-size="10.5pt" fo:font-style="normal" style:font-name-complex="Roboto" style:font-size-complex="10.5pt" style:font-style-complex="normal"/>
    </style:style>
    <style:style style:name="T51" style:family="text">
      <style:text-properties fo:color="#404040" style:font-name="Roboto" fo:font-size="10.5pt" fo:font-style="normal" officeooo:rsid="003ece18" style:font-name-complex="Roboto" style:font-size-complex="10.5pt" style:font-style-complex="normal"/>
    </style:style>
    <style:style style:name="T52" style:family="text">
      <style:text-properties fo:color="#404040" style:font-name="Roboto" fo:font-size="10.5pt" fo:font-style="normal" fo:font-weight="bold" style:font-weight-asian="bold" style:font-name-complex="Roboto" style:font-size-complex="10.5pt" style:font-style-complex="normal" style:font-weight-complex="bold"/>
    </style:style>
    <style:style style:name="T53" style:family="text">
      <style:text-properties fo:color="#404040" style:font-name="Roboto" fo:font-size="10.5pt" fo:font-style="normal" fo:font-weight="bold" officeooo:rsid="003f8096" style:font-weight-asian="bold" style:font-name-complex="Roboto" style:font-size-complex="10.5pt" style:font-style-complex="normal" style:font-weight-complex="bold"/>
    </style:style>
    <text:list-style style:name="L1">
      <text:list-level-style-bullet text:level="1" text:style-name="Bullet_20_Symbols" style:num-suffix="." text:bullet-char="•">
        <style:list-level-properties text:space-before="0.212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2">C</text:span><text:span text:style-name="T1">omplete python implementation of Stereo PTAM (</text:span><text:a xlink:type="simple" xlink:href="https://github.com/uoip/stereo_ptam" office:target-frame-name="_blank" xlink:show="new" text:style-name="Internet_20_link" text:visited-style-name="Visited_20_Internet_20_Link"><text:span text:style-name="T3">https://github.com/uoip/stereo_ptam</text:span></text:a><text:span text:style-name="T1">), a algorithm used to localize a robot and reconstruct the 3d structure of the environments. The code is based on project </text:span><text:a xlink:type="simple" xlink:href="https://github.com/lrse/sptam" office:target-frame-name="_blank" xlink:show="new" text:style-name="Internet_20_link" text:visited-style-name="Visited_20_Internet_20_Link"><text:span text:style-name="T3">sptam</text:span></text:a><text:span text:style-name="T1"> and paper </text:span><text:a xlink:type="simple" xlink:href="http://webdiis.unizar.es/~jcivera/papers/pire_etal_ras17.pdf" office:target-frame-name="_blank" xlink:show="new" text:style-name="Internet_20_link" text:visited-style-name="Visited_20_Internet_20_Link"><text:span text:style-name="T3">S-PTAM</text:span></text:a><text:span text:style-name="T1">. Further more, I wrote two python bindings (with pybind11):</text:span></text:p>
      <text:list xml:id="list2312294166" text:style-name="L1">
        <text:list-item>
          <text:p text:style-name="P44"><text:a xlink:type="simple" xlink:href="https://github.com/uoip/pangolin" office:target-frame-name="_blank" xlink:show="new" text:style-name="Internet_20_link" text:visited-style-name="Visited_20_Internet_20_Link"><text:span text:style-name="T3">pangolin</text:span></text:a><text:span text:style-name="T1">, used to visualize large scale point clouds;</text:span></text:p>
        </text:list-item>
        <text:list-item>
          <text:p text:style-name="P44"><text:a xlink:type="simple" xlink:href="https://github.com/uoip/g2o" office:target-frame-name="_blank" xlink:show="new" text:style-name="Internet_20_link" text:visited-style-name="Visited_20_Internet_20_Link"><text:span text:style-name="T3">g2o</text:span></text:a><text:span text:style-name="T1">, used for SLAM related optimization(e.g. bundle adjustment).</text:span></text:p>
        </text:list-item>
      </text:list>
      <text:p text:style-name="Text_20_body"/>
      <text:p text:style-name="Text_20_body"><text:span text:style-name="T5">This is a Python code collection of robotics algorithms, especially for autonomous navigation.</text:span><text:line-break/><text:a xlink:type="simple" xlink:href="https://pythonrobotics.readthedocs.io/en/latest/index.html" text:style-name="Internet_20_link" text:visited-style-name="Visited_20_Internet_20_Link"><text:span text:style-name="T4">https://pythonrobotics.readthedocs.io/en/latest/index.html</text:span></text:a></text:p>
      <text:p text:style-name="Text_20_body"><text:span text:style-name="T6">Python codes for robotics algorithm. The project is on </text:span><text:a xlink:type="simple" xlink:href="https://github.com/AtsushiSakai/PythonRobotics" text:style-name="Internet_20_link" text:visited-style-name="Visited_20_Internet_20_Link"><text:span text:style-name="T7">GitHub</text:span></text:a><text:span text:style-name="T6">.</text:span></text:p>
      <text:p text:style-name="P12"/>
      <text:p text:style-name="Text_20_body"><text:span text:style-name="T21">Localisation repo on </text:span>eye@eye-MS-7A69:~/PycharmProjects/PythonRobotics$ </text:p>
      <text:p text:style-name="Text_20_body"/>
      <text:p text:style-name="P1">• snumpyfor matrix and vector operations </text:p>
      <text:p text:style-name="P1">• scip<text:span text:style-name="T20">y </text:span>for mathematical, scientific computing </text:p>
      <text:p text:style-name="P1">• matplotlib for plotting and visualization </text:p>
      <text:p text:style-name="P1">• pandas for data import and manipulation</text:p>
      <text:p text:style-name="P1">• cvxpy for convex optimiz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Repository structure</text:p>
      <text:p text:style-name="P1">There are five directories, each one corresponding to a different technical category in autonomous navigation: localization, mapping, SLAM, path planning, and path tracking. There is one sub-directory per algorithm, which has a sample code implementing and testing the algorithm. In the following subsections, some algorithms and some simulation examples in each category are described</text:p>
      <text:p text:style-name="P1"/>
      <text:p text:style-name="P1">Localization is the ability of a robot to know its position and orientation with sensors such as Global Navigation Satellite System:GNSS etc. In localization, Bayesian filters such as Kalman filters, histogram filter, and particle filter are widely used</text:p>
      <text:p text:style-name="P1"/>
      <text:p text:style-name="P1">Mapping is the ability of a robot to understand its surroundings with external sensors such as LIDAR and camera. Robots have to recognize the position and shape of obstacles to avoid them. In mapping, grid mapping and machine learning algorithms are widely used</text:p>
      <text:p text:style-name="P1"/>
      <text:p text:style-name="P1">Simultaneous Localization and Mapping (SLAM) is an ability to estimate the pose of a robot and the map of the environment at the same time.</text:p>
      <text:p text:style-name="P1"/>
      <text:p text:style-name="P1">Path planning is the ability of a robot to search feasible and efficient path to the goal. The path has to satisfy some constraints based on the robot’s motion model and obstacle positions, and optimize some objective functions such as time to goal and distance to obstacle. In path planning, dynamic programming based approaches and sampling based approaches are widely used</text:p>
      <text:p text:style-name="P1"/>
      <text:p text:style-name="P1">Path tracking is the ability of a robot to follow the reference path generated by a path planner while simultaneously stabilizing the robot. The path tracking controller may need to account for modeling error and other forms of uncertainty. In path tracking, feedback control techniques and optimization based control techniques are widely used</text:p>
      <text:p text:style-name="P1"/>
      <text:p text:style-name="P2">Future work</text:p>
      <text:p text:style-name="P2">• Adding technical and mathematical documentation using Jupyter notebook</text:p>
      <text:p text:style-name="P2">• Adding image processing samples for autonomous navigation using OpenCV </text:p>
      <text:p text:style-name="P2">• Adding simple multi-robot simulations for autonomous navigation.</text:p>
      <text:p text:style-name="P2">• Adding a comparison to find which algorithm fits best for a specific application.</text:p>
      <text:p text:style-name="P2"><text:soft-page-break/>Computer Vision: Real-time Object Detection &amp; Classification with Deep Learning on Raspberry Pi</text:p>
      <text:p text:style-name="P3">https://www.youtube.com/watch?v=XVvfcj_F_uc</text:p>
      <text:p text:style-name="P3">Case Study: </text:p>
      <text:p text:style-name="P3">Real-time object detection and classification with DeepLearning on the Raspberry Pi 3 B+ without connecting to any external web/cloud services </text:p>
      <text:p text:style-name="P3">Our approach: </text:p>
      <text:p text:style-name="P3">1. Object detection HoughCircle Detection (OpenCV)</text:p>
      <text:p text:style-name="P3">2. Object classification A specially optimized deep learning network is used, which is also performant on computers with limited resources without GPU and can nevertheless achieve relatively high accuracies. Only a small training and test data set are available for the eight different euro coins: 1281 photos for training, 707 for testing. Since the training data set is minimal, so-called transfer learning is used. A pre-trained deep learning network is used, which was trained on the ImageNet training dataset (approx. 1.2 million images from 1000 categories). To make the classification more robust against rotations, brightness, contrast etc., the training images were additionally rotated randomly, and brightness and contrast were changed (data augmentation).</text:p>
      <text:p text:style-name="P3">Achieved validation accuracy: 93.3%* </text:p>
      <text:p text:style-name="P3">Test accuracy achieved: 93.4%* </text:p>
      <text:p text:style-name="P3">Runtime for classification: 50m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Ready to run Jupyter notebook docker image with Python 3.6, OpenCV 3.3 and more</text:p>
      <text:p text:style-name="P5"/>
      <text:p text:style-name="P5"><text:a xlink:type="simple" xlink:href="https://github.com/alexlouden/python-opencv-notebook" text:style-name="Internet_20_link" text:visited-style-name="Visited_20_Internet_20_Link">https://github.com/alexlouden/python-opencv-notebook</text:a></text:p>
      <text:p text:style-name="P5"/>
      <text:p text:style-name="P6">Anaconda</text:p>
      <text:p text:style-name="P9">anaconda-navigator</text:p>
      <text:p text:style-name="P10">conda update conda</text:p>
      <text:p text:style-name="P10">conda update anaconda</text:p>
      <text:p text:style-name="P10">conda list</text:p>
      <text:p text:style-name="P10">conda search "^python$"</text:p>
      <text:p text:style-name="P6"><text:span text:style-name="T23">conda create --name </text:span><text:span text:style-name="T24">my_env</text:span><text:span text:style-name="T22"> </text:span><text:span text:style-name="T23">python=3</text:span></text:p>
      <text:p text:style-name="P6"><text:span text:style-name="T23">source activate </text:span><text:span text:style-name="T24">my_env</text:span></text:p>
      <text:p text:style-name="P8">conda deactivate</text:p>
      <text:p text:style-name="P8"/>
      <text:p text:style-name="P8">ex<text:span text:style-name="T29">amples</text:span></text:p>
      <text:p text:style-name="P11">conda create -n my_env35 python=3.5</text:p>
      <text:p text:style-name="P32"><text:span text:style-name="Source_20_Text"><text:span text:style-name="T25">conda update python</text:span></text:span></text:p>
      <text:p text:style-name="Text_20_body"><text:line-break/><text:span text:style-name="Source_20_Text"><text:span text:style-name="T9">conda info --envs</text:span></text:span></text:p>
      <text:p text:style-name="Text_20_body"/>
      <text:p text:style-name="P23"><text:span text:style-name="T8">conda install --name my_env35 </text:span><text:span text:style-name="T10">numpy</text:span></text:p>
      <text:p text:style-name="P23"><text:span text:style-name="T12">If you know you would like a </text:span><text:span text:style-name="Source_20_Text"><text:span text:style-name="T13">numpy</text:span></text:span><text:span text:style-name="T12"> environment upon creation, you can target it in your </text:span><text:span text:style-name="Source_20_Text"><text:span text:style-name="T13">conda create</text:span></text:span><text:span text:style-name="T12">command:</text:span></text:p>
      <text:p text:style-name="P29"><text:span text:style-name="Source_20_Text"><text:span text:style-name="T9">conda create --name my_env python=3 numpy</text:span></text:span></text:p>
      <text:p text:style-name="P31">If you are no longer working on a specific project and have no further need for the associated environment, you can remove it. To do so, type the following:</text:p>
      <text:p text:style-name="P29"><text:span text:style-name="Source_20_Text"><text:span text:style-name="T9">conda remove --name </text:span></text:span><text:span text:style-name="Source_20_Text"><text:span text:style-name="T11">my_env35</text:span></text:span><text:span text:style-name="Source_20_Text"><text:span text:style-name="T9"> --all</text:span></text:span></text:p>
      <text:p text:style-name="P30"><text:span text:style-name="T12">Now, when you type the </text:span><text:span text:style-name="Source_20_Text"><text:span text:style-name="T13">conda info --envs</text:span></text:span><text:span text:style-name="T12"> command, the environment that you removed will no longer be listed.</text:span></text:p>
      <text:p text:style-name="P24"/>
      <text:p text:style-name="P6"><text:span text:style-name="T26">Each environment you create with </text:span><text:span text:style-name="Source_20_Text"><text:span text:style-name="T27">conda create</text:span></text:span><text:span text:style-name="T26"> will come with several default packages:</text:span></text:p>
      <text:list xml:id="list3962839842" text:style-name="L2">
        <text:list-item>
          <text:p text:style-name="P45"><text:span text:style-name="Source_20_Text"><text:span text:style-name="T13">openssl</text:span></text:span></text:p>
        </text:list-item>
        <text:list-item>
          <text:p text:style-name="P45"><text:soft-page-break/><text:span text:style-name="Source_20_Text"><text:span text:style-name="T13">pip</text:span></text:span></text:p>
        </text:list-item>
        <text:list-item>
          <text:p text:style-name="P45"><text:span text:style-name="Source_20_Text"><text:span text:style-name="T13">python</text:span></text:span></text:p>
        </text:list-item>
        <text:list-item>
          <text:p text:style-name="P45"><text:span text:style-name="Source_20_Text"><text:span text:style-name="T13">readline</text:span></text:span></text:p>
        </text:list-item>
        <text:list-item>
          <text:p text:style-name="P45"><text:span text:style-name="Source_20_Text"><text:span text:style-name="T13">setuptools</text:span></text:span></text:p>
        </text:list-item>
        <text:list-item>
          <text:p text:style-name="P45"><text:span text:style-name="Source_20_Text"><text:span text:style-name="T13">sqlite</text:span></text:span></text:p>
        </text:list-item>
        <text:list-item>
          <text:p text:style-name="P45"><text:span text:style-name="Source_20_Text"><text:span text:style-name="T13">tk</text:span></text:span></text:p>
        </text:list-item>
        <text:list-item>
          <text:p text:style-name="P45"><text:span text:style-name="Source_20_Text"><text:span text:style-name="T13">wheel</text:span></text:span></text:p>
        </text:list-item>
        <text:list-item>
          <text:p text:style-name="P45"><text:span text:style-name="Source_20_Text"><text:span text:style-name="T13">xz</text:span></text:span></text:p>
        </text:list-item>
        <text:list-item>
          <text:p text:style-name="P45"><text:span text:style-name="Source_20_Text"><text:span text:style-name="T13">zlib</text:span></text:span></text:p>
        </text:list-item>
      </text:list>
      <text:p text:style-name="P26"><text:span text:style-name="Source_20_Text"><text:span text:style-name="T13"/></text:span></text:p>
      <text:p text:style-name="P27"><text:span text:style-name="Source_20_Text"><text:span text:style-name="T14">conda with open cv_</text:span></text:span><text:span text:style-name="Source_20_Text"><text:span text:style-name="T15">env</text:span></text:span></text:p>
      <text:p text:style-name="P27"><text:span text:style-name="Source_20_Text"><text:span text:style-name="T16">conda install -c conda-forge opencv </text:span></text:span></text:p>
      <text:p text:style-name="P28"><text:span text:style-name="Source_20_Text"><text:span text:style-name="T18">conda install -c menpo opencv=</text:span></text:span><text:span text:style-name="Source_20_Text"><text:span text:style-name="T19">2.4</text:span></text:span><text:span text:style-name="Source_20_Text"><text:span text:style-name="T18">.</text:span></text:span><text:span text:style-name="Source_20_Text"><text:span text:style-name="T19">11</text:span></text:span></text:p>
      <text:p text:style-name="P27"><text:span text:style-name="Source_20_Text"><text:span text:style-name="T16"/></text:span></text:p>
      <text:p text:style-name="P27"><text:span text:style-name="Source_20_Text"><text:span text:style-name="T14"/></text:span></text:p>
      <text:p text:style-name="P27"><text:span text:style-name="Source_20_Text"><text:span text:style-name="T17">conda install -c mlgill imutils</text:span></text:span></text:p>
      <text:p text:style-name="P27"><text:span text:style-name="Source_20_Text"><text:span text:style-name="T14"/></text:span></text:p>
      <text:p text:style-name="P10"/>
      <text:p text:style-name="P7"/>
      <text:p text:style-name="P7"/>
      <text:p text:style-name="P33"><text:span text:style-name="Source_20_Text"><text:span text:style-name="T28">sudo pm-hibernate </text:span></text:span></text:p>
      <text:p text:style-name="Text_20_body"><text:line-break/><text:span text:style-name="T30">YOLO object detector for Movidius Neural Compute Stick NCS</text:span></text:p>
      <text:p text:style-name="Text_20_body">git config --global user.email </text:p>
      <text:p text:style-name="Text_20_body">git config --global user.<text:span text:style-name="T31">name “name” </text:span></text:p>
      <text:p text:style-name="Text_20_body"/>
      <text:p text:style-name="P13">grip design with 4x servos and usb camera in fusion</text:p>
      <text:p text:style-name="P13"/>
      <text:p text:style-name="P14">cvloop 0.3v – anaconda cvloop</text:p>
      <text:p text:style-name="P14"/>
      <text:p text:style-name="P15">Deep Learning</text:p>
      <text:p text:style-name="P15"><text:span text:style-name="T33">Image Classyfication basics </text:span><text:span text:style-name="T34">in </text:span><text:span text:style-name="T32">4 steps</text:span></text:p>
      <text:list xml:id="list474958641" text:style-name="L3">
        <text:list-item>
          <text:p text:style-name="P34">gather your dataset</text:p>
        </text:list-item>
        <text:list-item>
          <text:p text:style-name="P34">split your datase to two parts traning set, testing set</text:p>
        </text:list-item>
        <text:list-item>
          <text:p text:style-name="P34">train your network</text:p>
        </text:list-item>
        <text:list-item>
          <text:p text:style-name="P34">evaluate</text:p>
        </text:list-item>
      </text:list>
      <text:p text:style-name="P16">MNIST -hello world dataset of numbers</text:p>
      <text:p text:style-name="P16"><text:soft-page-break/></text:p>
      <text:p text:style-name="P16">chapter 6</text:p>
      <text:p text:style-name="P17">chapter 7 first image classifier</text:p>
      <text:p text:style-name="P17">k-nn implementing in 4 steps above</text:p>
      <text:p text:style-name="P17">loading datase from disk</text:p>
      <text:p text:style-name="P17">train the k-NN model</text:p>
      <text:p text:style-name="P17">python knn.py –dataset ../datasets/animals</text:p>
      <text:p text:style-name="P18"/>
      <text:p text:style-name="P19">chapter 8 – parameterized learning</text:p>
      <text:p text:style-name="P18">data: raw pixel intensities / extracted features + class labels</text:p>
      <text:p text:style-name="P18">scoring function: INPUT_IMAGES =&gt; F(INPUT_IMAGES) =&gt; OUTPUT_LABELS</text:p>
      <text:p text:style-name="P18">loss function: measures agreement between predicted class labels and ground-thruth class labels</text:p>
      <text:p text:style-name="P18">weights and biases : W(weights) and b (biases)</text:p>
      <text:p text:style-name="P18"/>
      <text:p text:style-name="P18"/>
      <text:p text:style-name="P18">WORKON_HOME=$HOME/.virtualenvs</text:p>
      <text:p text:style-name="P18"/>
      <text:p text:style-name="P18"># virtualenv and virtualenvwrapper</text:p>
      <text:p text:style-name="P18">export WORKON_HOME=$HOME/.virtualenvs</text:p>
      <text:p text:style-name="P18">export VIRTUALENVWRAPPER_PYTHON=/usr/bin/python3</text:p>
      <text:p text:style-name="P18">source /usr/local/bin/virtualenvwrapper.sh</text:p>
      <text:p text:style-name="P21">home/eye/.virtualenvs</text:p>
      <text:p text:style-name="P21"/>
      <text:p text:style-name="P22">open cv 3.4 ←</text:p>
      <text:p text:style-name="P20">eye@eye-MS-7A69:~$ <text:s/>workon</text:p>
      <text:list xml:id="list980477505" text:style-name="L4">
        <text:list-item>
          <text:p text:style-name="P35">cv</text:p>
        </text:list-item>
        <text:list-item>
          <text:p text:style-name="P35">imagesearch</text:p>
        </text:list-item>
        <text:list-item>
          <text:p text:style-name="P35">projekt_eye</text:p>
        </text:list-item>
        <text:list-item>
          <text:p text:style-name="P35">pyimagesearch</text:p>
        </text:list-item>
      </text:list>
      <text:p text:style-name="P22"/>
      <text:p text:style-name="P22">Feature detection (SIFT, SURF, ORB) – OpenCV 3.4 with python 3 Tutorial 25</text:p>
      <text:p text:style-name="P4"><text:s/>Object detection HoughCircle Detection (OpenCV) <text:span text:style-name="T35">←</text:span></text:p>
      <text:p text:style-name="P4"><text:soft-page-break/><text:span text:style-name="T37">OpenCV uses more trickier method, </text:span><text:span text:style-name="Strong_20_Emphasis"><text:span text:style-name="T38">Hough Gradient Method</text:span></text:span><text:span text:style-name="T36"> </text:span><text:span text:style-name="T37">which uses the gradient information of edges.</text:span></text:p>
      <text:p text:style-name="P4"><text:span text:style-name="T37"/></text:p>
      <text:p text:style-name="P4"><text:span text:style-name="T37"/></text:p>
      <text:p text:style-name="P37"><text:span text:style-name="T37">Comments to Robotic Arm Air Hockey</text:span></text:p>
      <text:p text:style-name="P38"><text:span text:style-name="T45">﻿</text:span><text:span text:style-name="T46">HSV Filtering is quite unstable so taking the average to find the ball location is not a very good approach. If you have some outliers (other pixels detected as the puck), they will heavily affect the average. A better approach will be to find the contours on the filtered image and assume that the puck will be the largest, then you can use standard openCV tools to find the center. </text:span></text:p>
      <text:p text:style-name="P38"><text:span text:style-name="T46">If the camera is in a steady location you could crop the image to only contain the hockey field. Remember that in HSV domain, RED actually spans around in hue so you will both have to take upper values (160 - 180) as well as lower values (0-20). So often you will have to make two filters and combine them with an OR operation to really capture red in HSV. </text:span></text:p>
      <text:p text:style-name="P38"><text:span text:style-name="T46">Nice video, looking forward to the next one :) </text:span></text:p>
      <text:p text:style-name="P38"><text:span text:style-name="T46"/></text:p>
      <text:p text:style-name="P39"><text:span text:style-name="T52">EDIT: </text:span><text:span text:style-name="T46">Generally this is a quite hard problem. Real time control through camera feedback. For on the puck will move quickly thus the single images of the video feed can experience frames with the ball blured by motion. The input lag also has to be very low to be able to have real time control. FPS is also quite an issue since Shannons sampling thereom also applies here, so we generally want to have a sample speed (FPS), twice of that in the robot actuators to have optimal control. Very interesting, did my bachelors thesis in a smilair project, where I had to track a ball and laser pointer with a raspberry pi and then through servo motors make the laserpointer center in on the ball in real time.</text:span></text:p>
      <text:p text:style-name="P39"><text:span text:style-name="T46"/></text:p>
      <text:p text:style-name="P43"><text:span text:style-name="T51">Interesting: <text:s/></text:span></text:p>
      <text:p text:style-name="P39"><text:span text:style-name="T47">I would suggest motion detection combined with a color filter maybe. I've done motion and color detection by myself too and the lighting problems are a curse. An very interessting task could be to train a model to adjust the HSV min/max values of the image according to the brightness of the image or something like that.﻿</text:span></text:p>
      <text:p text:style-name="P42"><text:span text:style-name="T50">more notes:</text:span></text:p>
      <text:p text:style-name="P40"><text:span text:style-name="T46"><text:s/>try using Optical Flow, it's pretty good object detection method. But use the Lucas - Kanade version not Dense Optical Flow (it's slower).</text:span></text:p>
      <text:p text:style-name="P39"><text:span text:style-name="T47"/></text:p>
      <text:p text:style-name="P39"><text:span text:style-name="T47"/></text:p>
      <text:p text:style-name="P41"><text:span text:style-name="T42">﻿</text:span><text:span text:style-name="T39">DOG</text:span><text:span text:style-name="T42"> (Difference of Gaussians) filters are really good to find circular objects</text:span></text:p>
      <text:p text:style-name="P41"><text:span text:style-name="T42"/></text:p>
      <text:p text:style-name="P41"><text:span text:style-name="T41">idea </text:span><text:span text:style-name="T48">You should also do a findContours on the binary image and then just use the largest contour for the puck. Then you can use built in functions for getting the center of mass of that contour. Using that standard deviation tactic won’t work as well.</text:span><text:span text:style-name="T43">﻿</text:span></text:p>
      <text:p text:style-name="P41"><text:soft-page-break/><text:span text:style-name="T43"/></text:p>
      <text:p text:style-name="P41"><text:span text:style-name="T41">idea</text:span><text:span text:style-name="T43"> </text:span><text:span text:style-name="T48">I would ditch the blur and do an erode then a dilate on the binary image instead</text:span></text:p>
      <text:p text:style-name="P41"><text:span text:style-name="T48"/></text:p>
      <text:p text:style-name="P41"><text:span text:style-name="T53">idea</text:span><text:span text:style-name="T48"> <text:s/>would use cv::erode and cv::dilate to get rid of the flickering pixels.</text:span></text:p>
      <text:p text:style-name="P41"><text:span text:style-name="T48">Normally, I apply erode two times with an 3x3 block and then dilate with a 5x5 or something like that. This should help to get rid of some noise and view the puck more clearly.﻿</text:span></text:p>
      <text:p text:style-name="P41"><text:span text:style-name="T48"/></text:p>
      <text:p text:style-name="P41"><text:span text:style-name="T43">﻿</text:span><text:span text:style-name="T42">﻿</text:span><text:span text:style-name="T40">note </text:span></text:p>
      <text:p text:style-name="P41"><text:span text:style-name="T49">what about training a neural network to detect the puck in varying lighting conditions? You could use the frame as input and the centre of the circle as output for building the training set. Then tune your threshold values manually for some different lighting situations like white daylight and yellow lamp light, low light etc. It would be interesting to see if a NN could generalise to new mixed lighting scenarios.</text:span><text:span text:style-name="T4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Consolas1" svg:font-family="Consolas, Menlo, Monaco, 'Lucida Console', 'Liberation Mono', 'DejaVu Sans Mono', 'Bitstream Vera Sans Mono', 'Courier New', monospace, sans-serif"/>
    <style:font-face style:name="Lato" svg:font-family="Lato, proxima-nova, 'Helvetica Neue', Arial, sans-serif"/>
    <style:font-face style:name="Lohit Devanagari1" svg:font-family="'Lohit Devanagari'"/>
    <style:font-face style:name="Noto Sans" svg:font-family="'Noto Sans', 'Helvetica Neue', 'Segoe UI', Helvetica, Verdana, Arial, sans-serif"/>
    <style:font-face style:name="Roboto Slab" svg:font-family="'Roboto Slab', ff-tisa-web-pro, Georgia, Arial, sans-serif"/>
    <style:font-face style:name="Roboto" svg:font-family="Roboto, Arial, sans-serif"/>
    <style:font-face style:name="apple-system" svg:font-family="apple-system, BlinkMacSystemFont, 'Segoe UI', Helvetica, Arial, sans-serif, 'Apple Color Emoji', 'Segoe UI Emoji', 'Segoe UI Symbol'"/>
    <style:font-face style:name="inherit" svg:font-family="inherit"/>
    <style:font-face style:name="monospace" svg:font-family="monospace"/>
    <style:font-face style:name="proxima-nova" svg:font-family="proxima-nova,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8T22:56:03.912370865</meta:creation-date>
    <meta:generator>LibreOffice/6.0.7.3$Linux_X86_64 LibreOffice_project/00m0$Build-3</meta:generator>
    <dc:date>2019-01-02T22:20:00.673997797</dc:date>
    <meta:editing-duration>PT14H33M12S</meta:editing-duration>
    <meta:editing-cycles>19</meta:editing-cycles>
    <meta:document-statistic meta:table-count="0" meta:image-count="0" meta:object-count="0" meta:page-count="8" meta:paragraph-count="124" meta:word-count="1563" meta:character-count="9845" meta:non-whitespace-character-count="8414"/>
  </office:meta>
</office:document-meta>
</file>